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M+ 1p black" svg:font-family="'M+ 1p black'" style:font-pitch="variable"/>
    <style:font-face style:name="M+ 1p medium" svg:font-family="'M+ 1p medium'" style:font-pitch="variable"/>
    <style:font-face style:name="M+ 1p medium1" svg:font-family="'M+ 1p medium'" style:font-adornments="medium" style:font-pitch="variable"/>
    <style:font-face style:name="M+ 1p regular" svg:font-family="'M+ 1p regular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M+ 1p medium" fo:font-size="13pt" fo:text-shadow="1pt 1pt" officeooo:rsid="000afcdf" officeooo:paragraph-rsid="000afcdf" style:font-size-asian="13pt" style:font-size-complex="13.5pt"/>
    </style:style>
    <style:style style:name="P2" style:family="paragraph" style:parent-style-name="Standard">
      <style:text-properties fo:color="#000000" style:font-name="M+ 1p black" fo:font-size="13.5pt" fo:text-shadow="none" officeooo:paragraph-rsid="000afcdf" style:font-size-asian="13.5pt" style:font-size-complex="13.5pt"/>
    </style:style>
    <style:style style:name="P3" style:family="paragraph" style:parent-style-name="Standard">
      <style:paragraph-properties fo:text-align="justify" style:justify-single-word="false"/>
      <style:text-properties fo:color="#000000" style:font-name="M+ 1p black" fo:font-size="13pt" fo:text-shadow="none" officeooo:paragraph-rsid="000afcdf" style:font-size-asian="13pt" style:font-size-complex="13.5pt"/>
    </style:style>
    <style:style style:name="P4" style:family="paragraph" style:parent-style-name="Standard" style:master-page-name="">
      <loext:graphic-properties draw:fill="none"/>
      <style:paragraph-properties fo:margin-left="2.101cm" fo:margin-right="0cm" fo:text-align="justify" style:justify-single-word="false" fo:text-indent="0cm" style:auto-text-indent="false" style:page-number="auto"/>
      <style:text-properties fo:color="#000000" style:font-name="M+ 1p medium" fo:text-shadow="1pt 1pt" officeooo:paragraph-rsid="000afcdf"/>
    </style:style>
    <style:style style:name="P5" style:family="paragraph" style:parent-style-name="Standard">
      <loext:graphic-properties draw:fill="none"/>
      <style:paragraph-properties fo:margin-left="2.101cm" fo:margin-right="0cm" fo:text-align="justify" style:justify-single-word="false" fo:text-indent="0cm" style:auto-text-indent="false"/>
      <style:text-properties fo:color="#000000" style:font-name="M+ 1p medium" fo:font-size="13pt" fo:text-shadow="1pt 1pt" officeooo:rsid="000afcdf" officeooo:paragraph-rsid="000afcdf" style:font-size-asian="13pt" style:font-size-complex="13.5pt"/>
    </style:style>
    <style:style style:name="P6" style:family="paragraph" style:parent-style-name="Standard">
      <loext:graphic-properties draw:fill="none"/>
      <style:paragraph-properties fo:margin-left="2.101cm" fo:margin-right="0cm" fo:text-align="justify" style:justify-single-word="false" fo:text-indent="0cm" style:auto-text-indent="false"/>
      <style:text-properties fo:color="#000000" style:font-name="M+ 1p medium" fo:text-shadow="1pt 1pt" officeooo:paragraph-rsid="000afcdf"/>
    </style:style>
    <style:style style:name="P7" style:family="paragraph" style:parent-style-name="Heading_20_3">
      <style:paragraph-properties fo:text-align="start" style:justify-single-word="false"/>
      <style:text-properties style:font-name="M+ 1p medium1" fo:font-size="11pt" style:font-size-asian="11pt" style:font-size-complex="11pt"/>
    </style:style>
    <style:style style:name="P8" style:family="paragraph" style:parent-style-name="Heading_20_3">
      <style:paragraph-properties fo:text-align="start" style:justify-single-word="false"/>
      <style:text-properties style:font-name="M+ 1p medium1" fo:font-size="11pt" fo:text-shadow="none" style:font-size-asian="11pt" style:font-size-complex="11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M+ 1p medium" fo:font-size="13pt" fo:text-shadow="none" officeooo:rsid="000afcdf" officeooo:paragraph-rsid="000afcdf" style:font-size-asian="13pt" style:font-size-complex="13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M+ 1p black" fo:font-size="13.5pt" fo:text-shadow="none" officeooo:paragraph-rsid="000afcdf" style:font-size-asian="13.5pt" style:font-size-complex="13.5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3.889cm"/>
        </style:tab-stops>
      </style:paragraph-properties>
      <style:text-properties officeooo:paragraph-rsid="000c9681"/>
    </style:style>
    <style:style style:name="P12" style:family="paragraph" style:parent-style-name="Standard">
      <style:paragraph-properties fo:text-align="justify" style:justify-single-word="false"/>
      <style:text-properties fo:color="#000000" style:font-name="M+ 1p black" fo:font-size="13pt" fo:text-shadow="none" officeooo:paragraph-rsid="000afcdf" style:font-size-asian="13pt" style:font-size-complex="13.5pt"/>
    </style:style>
    <style:style style:name="P13" style:family="paragraph" style:parent-style-name="Standard">
      <style:text-properties fo:color="#000000" style:font-name="M+ 1p black" fo:font-size="13.5pt" fo:text-shadow="none" officeooo:paragraph-rsid="000afcdf" style:font-size-asian="13.5pt" style:font-size-complex="13.5pt"/>
    </style:style>
    <style:style style:name="P14" style:family="paragraph" style:parent-style-name="Standard">
      <style:paragraph-properties fo:text-align="center" style:justify-single-word="false"/>
      <style:text-properties fo:color="#000000" style:font-name="M+ 1p regular" fo:font-size="11pt" fo:text-shadow="none" officeooo:paragraph-rsid="000afcdf" style:font-size-asian="11pt" style:font-size-complex="11pt"/>
    </style:style>
    <style:style style:name="P15" style:family="paragraph" style:parent-style-name="Text_20_body">
      <style:text-properties fo:color="#000000" fo:text-shadow="none" officeooo:paragraph-rsid="000afcdf"/>
    </style:style>
    <style:style style:name="P16" style:family="paragraph" style:parent-style-name="Text_20_body">
      <style:text-properties style:font-name="M+ 1p medium1" fo:font-size="11pt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font-name="M+ 1p medium1"/>
    </style:style>
    <style:style style:name="P18" style:family="paragraph" style:parent-style-name="Text_20_body">
      <style:paragraph-properties fo:text-align="justify" style:justify-single-word="false"/>
      <style:text-properties style:font-name="M+ 1p regular" fo:font-size="11pt" style:font-size-asian="11pt" style:font-size-complex="11pt"/>
    </style:style>
    <style:style style:name="P19" style:family="paragraph" style:parent-style-name="Text_20_body">
      <style:paragraph-properties fo:text-align="justify" style:justify-single-word="false"/>
      <style:text-properties style:font-name="M+ 1p regular"/>
    </style:style>
    <style:style style:name="P20" style:family="paragraph" style:parent-style-name="Heading_20_1" style:master-page-name="Standard">
      <style:paragraph-properties fo:text-align="center" style:justify-single-word="false" style:page-number="auto"/>
      <style:text-properties style:font-name="M+ 1p medium1" fo:font-size="16pt" style:font-size-asian="16pt" style:font-size-complex="16pt"/>
    </style:style>
    <style:style style:name="T1" style:family="text">
      <style:text-properties fo:font-size="13pt" style:font-size-asian="13pt" style:font-size-complex="13.5pt"/>
    </style:style>
    <style:style style:name="T2" style:family="text">
      <style:text-properties fo:font-size="13pt" officeooo:rsid="000afcdf" style:font-size-asian="13pt" style:font-size-complex="13.5pt"/>
    </style:style>
    <style:style style:name="T3" style:family="text">
      <style:text-properties officeooo:rsid="000afcdf"/>
    </style:style>
    <style:style style:name="T4" style:family="text">
      <style:text-properties style:font-name="M+ 1p medium" fo:font-size="16pt" style:font-size-asian="16pt" style:font-size-complex="16pt"/>
    </style:style>
    <style:style style:name="T5" style:family="text">
      <style:text-properties style:font-name="M+ 1p medium" fo:font-size="15pt" style:font-size-asian="15pt" style:font-size-complex="15pt"/>
    </style:style>
    <style:style style:name="T6" style:family="text">
      <style:text-properties style:font-name="M+ 1p medium" fo:font-size="15pt" officeooo:rsid="000e62f6" style:font-size-asian="15pt" style:font-size-complex="15pt"/>
    </style:style>
    <style:style style:name="T7" style:family="text">
      <style:text-properties style:font-name="Liberation Sans" fo:font-size="10pt" fo:language="cs" fo:country="CZ" style:font-size-asian="10pt" style:font-name-complex="Arial" style:font-size-complex="10pt"/>
    </style:style>
    <style:style style:name="T8" style:family="text">
      <style:text-properties style:font-name="Liberation Sans" fo:font-size="10pt" fo:language="cs" fo:country="CZ" officeooo:rsid="001226f6" style:font-size-asian="10pt" style:font-name-complex="Arial" style:font-size-complex="10pt"/>
    </style:style>
    <style:style style:name="T9" style:family="text">
      <style:text-properties style:font-name="Liberation Sans" fo:font-size="10pt" fo:language="cs" fo:country="CZ" officeooo:rsid="000c9681" style:font-size-asian="10pt" style:font-name-complex="Arial" style:font-size-complex="10pt"/>
    </style:style>
    <style:style style:name="T10" style:family="text">
      <style:text-properties officeooo:rsid="000e62f6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Čestné prohlášení člena statutárního orgánu</text:h>
      <text:p text:style-name="P14"><text:span text:style-name="T10">Dle </text:span>zákon<text:span text:style-name="T10">a</text:span> č. 89/2012 Sb., občanský zákoník</text:p>
      <text:p text:style-name="P2"/>
      <text:p text:style-name="P2"/>
      <text:h text:style-name="P7" text:outline-level="3">Název spolku: Konopný společenský klub Brno, z. s.</text:h>
      <text:h text:style-name="P8" text:outline-level="3">Název statut. <text:span text:style-name="T3">o</text:span>rgánu: <text:span text:style-name="T3">Předsednictvo spolku</text:span></text:h>
      <text:p text:style-name="P9"/>
      <text:p text:style-name="P10"/>
      <text:section text:style-name="Sect1" text:name="Sekce1">
        <text:p text:style-name="P16"><text:span text:style-name="T3">J</text:span>méno a příjmení:</text:p>
        <text:p text:style-name="P16"><text:span text:style-name="T3">Rodné příjmení</text:span>:</text:p>
        <text:p text:style-name="P16"><text:span text:style-name="T3">M</text:span>ísto narození:<text:tab/><text:tab/></text:p>
        <text:p text:style-name="P16"><text:span text:style-name="T3">O</text:span>kres narození:</text:p>
        <text:p text:style-name="P16"><text:span text:style-name="T3">R</text:span>odné číslo:<text:tab/></text:p>
        <text:p text:style-name="P16">Trvale bytem:</text:p>
        <text:p text:style-name="P1"/>
        <text:p text:style-name="P4"><text:span text:style-name="T1"><text:tab/><text:tab/></text:span></text:p>
        <text:p text:style-name="P5"/>
        <text:p text:style-name="P5"/>
        <text:p text:style-name="P5"/>
        <text:p text:style-name="P6"><text:span text:style-name="T2"/></text:p>
        <text:p text:style-name="P6"><text:span text:style-name="T2"/></text:p>
        <text:p text:style-name="P3"/>
      </text:section>
      <text:p text:style-name="P3"/>
      <text:p text:style-name="P18">Já, níže podepsaný, tímto čestně prohlašuji, že jsem plně svéprávný a to ve smyslu ustanovení § 152 zákona č. 89/2012 Sb., občanský zákoník, ve znění pozdějších předpisů. <text:s/>Současně také prohlašuji, že funkci člena voleného statutárního orgánu spolku budu vykonávat s nezbytnou loajalitou i s potřebnými znalostmi a pečlivostí.</text:p>
      <text:p text:style-name="P19"/>
      <text:p text:style-name="P18">Souhlasím se zápisem dle výše uvedených údajů do spolkového rejstříku.</text:p>
      <text:p text:style-name="P17"/>
      <text:p text:style-name="P17"/>
      <text:p text:style-name="P18">V <text:span text:style-name="T3">Brně</text:span> dne 20. března 201<text:span text:style-name="T3">5</text:span></text:p>
      <text:p text:style-name="P15"/>
      <text:p text:style-name="P15"/>
      <text:p text:style-name="Signature"><text:tab/><text:tab/><text:tab/><text:tab/><text:tab/><text:tab/><text:tab/><text:tab/> <text:s text:c="6"/><text:span text:style-name="T6">Jméno_příjmení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M+ 1p black" svg:font-family="'M+ 1p black'" style:font-pitch="variable"/>
    <style:font-face style:name="M+ 1p medium" svg:font-family="'M+ 1p medium'" style:font-pitch="variable"/>
    <style:font-face style:name="M+ 1p medium1" svg:font-family="'M+ 1p medium'" style:font-adornments="medium" style:font-pitch="variable"/>
    <style:font-face style:name="M+ 1p regular" svg:font-family="'M+ 1p regular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graphic-properties draw:fill-image-width="0cm" draw:fill-image-height="0cm"/>
      <style:paragraph-properties fo:margin-top="0.247cm" fo:margin-bottom="0.212cm" loext:contextual-spacing="false" style:page-number="auto" style:shadow="none">
        <style:tab-stops/>
      </style:paragraph-properties>
      <style:text-properties fo:font-size="101%" fo:font-weight="bold" style:font-size-asian="101%" style:font-weight-asian="bold" style:font-size-complex="101%" style:font-weight-complex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3.889cm"/>
        </style:tab-stops>
      </style:paragraph-properties>
      <style:text-properties officeooo:paragraph-rsid="000c9681"/>
    </style:style>
    <style:style style:name="MT1" style:family="text">
      <style:text-properties style:font-name="Liberation Sans" fo:font-size="10pt" fo:language="cs" fo:country="CZ" officeooo:rsid="000c9681" style:font-size-asian="10pt" style:font-name-complex="Arial" style:font-size-complex="10pt"/>
    </style:style>
    <style:style style:name="MT2" style:family="text">
      <style:text-properties style:font-name="Liberation Sans" fo:font-size="10pt" fo:language="cs" fo:country="CZ" style:font-size-asian="10pt" style:font-name-complex="Arial" style:font-size-complex="10pt"/>
    </style:style>
    <style:style style:name="MT3" style:family="text">
      <style:text-properties style:font-name="Liberation Sans" fo:font-size="10pt" fo:language="cs" fo:country="CZ" officeooo:rsid="001226f6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• Konopný společenský klub Brno, z.s.</text:span><text:span text:style-name="MT2"> • </text:span><text:span text:style-name="MT1">Valchařská 1615/36a, <text:s/>614</text:span><text:span text:style-name="MT3"> 00 <text:s/></text:span><text:span text:style-name="MT1">Brno •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th </meta:initial-creator>
    <meta:creation-date>2015-05-25T16:49:38.539840317</meta:creation-date>
    <dc:date>2015-05-25T18:29:17.150841363</dc:date>
    <dc:creator>Myth </dc:creator>
    <meta:editing-duration>PT38M16S</meta:editing-duration>
    <meta:editing-cycles>4</meta:editing-cycles>
    <meta:generator>LibreOffice/4.4.3.2$Linux_x86 LibreOffice_project/40m0$Build-2</meta:generator>
    <meta:document-statistic meta:table-count="0" meta:image-count="0" meta:object-count="0" meta:page-count="1" meta:paragraph-count="16" meta:word-count="116" meta:character-count="798" meta:non-whitespace-character-count="673"/>
  </office:meta>
</office:document-meta>
</file>